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Bitstream Charter" fo:font-size="12pt" officeooo:rsid="000d4650" officeooo:paragraph-rsid="000d4650" style:font-size-asian="10.5pt"/>
    </style:style>
    <style:style style:name="P2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12e612" officeooo:paragraph-rsid="0012e612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660066" style:font-name="Abyssinica SIL" fo:font-size="14pt" fo:font-weight="bold" officeooo:rsid="000d4650" officeooo:paragraph-rsid="001028f0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byssinica SIL" fo:font-size="14pt" officeooo:rsid="001028f0" officeooo:paragraph-rsid="001028f0" style:font-size-asian="10.5pt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4pt" officeooo:rsid="000d4650" officeooo:paragraph-rsid="000d4650" style:font-size-asian="10.5pt"/>
    </style:style>
    <style:style style:name="P6" style:family="paragraph" style:parent-style-name="Standard">
      <style:paragraph-properties fo:text-align="justify" style:justify-single-word="false"/>
      <style:text-properties fo:color="#579d1c" style:font-name="Abyssinica SIL" fo:font-size="14pt" fo:font-weight="bold" officeooo:rsid="000d4650" officeooo:paragraph-rsid="000d4650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77216f" style:font-name="Bitstream Charter" fo:font-size="16pt" style:text-underline-style="solid" style:text-underline-width="auto" style:text-underline-color="font-color" fo:font-weight="bold" officeooo:rsid="0012e612" officeooo:paragraph-rsid="0012e612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333300" style:font-name="Abyssinica SIL" fo:font-size="14pt" fo:font-weight="bold" officeooo:rsid="00fc55b4" officeooo:paragraph-rsid="00fc55b4" style:font-size-asian="10.5pt" style:font-weight-asian="bold" style:font-weight-complex="bold"/>
    </style:style>
    <style:style style:name="P9" style:family="paragraph" style:parent-style-name="Standard" style:master-page-name="">
      <style:paragraph-properties fo:text-align="justify" style:justify-single-word="false" style:page-number="auto"/>
      <style:text-properties style:font-name="Abyssinica SIL" fo:font-size="14pt" fo:font-weight="bold" officeooo:rsid="000e7766" officeooo:paragraph-rsid="001028f0" style:font-size-asian="10.5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6b8ce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3299f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697d06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5f203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01bc91a" officeooo:paragraph-rsid="00eb2cf8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Bitstream Charter" fo:font-size="14pt" fo:font-style="italic" style:text-underline-style="none" officeooo:rsid="01330192" officeooo:paragraph-rsid="01330192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4pt" style:text-underline-style="none" fo:font-weight="bold" officeooo:rsid="0090407d" officeooo:paragraph-rsid="0090407d" fo:background-color="#ffcc00" style:font-size-asian="10.5p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4pt" style:text-underline-style="solid" style:text-underline-width="auto" style:text-underline-color="font-color" fo:font-weight="bold" officeooo:rsid="001d5dcf" officeooo:paragraph-rsid="00d8ec57" style:font-size-asian="10.5p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font-size="14pt" officeooo:rsid="00fd8beb" officeooo:paragraph-rsid="00fd8beb" style:font-size-asian="10.5pt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font-size="14pt" officeooo:rsid="00e18ec4" officeooo:paragraph-rsid="00e18ec4" style:font-size-asian="10.5pt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4pt" officeooo:rsid="011f8945" officeooo:paragraph-rsid="011f8945" style:font-size-asian="10.5pt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font-size="16pt" style:text-underline-style="solid" style:text-underline-width="auto" style:text-underline-color="font-color" fo:font-weight="bold" officeooo:rsid="00293165" officeooo:paragraph-rsid="00293165" style:font-size-asian="10.5pt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font-size="16pt" style:text-underline-style="solid" style:text-underline-width="auto" style:text-underline-color="font-color" fo:font-weight="bold" officeooo:rsid="00293165" officeooo:paragraph-rsid="0119b12f" style:font-size-asian="10.5pt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Bitstream Charter" fo:font-size="16pt" style:text-underline-style="solid" style:text-underline-width="auto" style:text-underline-color="font-color" fo:font-weight="bold" officeooo:rsid="00293165" officeooo:paragraph-rsid="005286cc" style:font-size-asian="10.5pt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fo:font-weight="bold" officeooo:rsid="001bc91a" officeooo:paragraph-rsid="001bc91a" style:font-size-asian="10.5pt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fo:font-weight="bold" officeooo:rsid="001bc91a" officeooo:paragraph-rsid="0065a12e" style:font-size-asian="10.5pt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Bitstream Charter" fo:font-size="12pt" style:text-underline-style="solid" style:text-underline-width="auto" style:text-underline-color="font-color" officeooo:rsid="013bb1f9" officeooo:paragraph-rsid="013bb1f9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90407d" officeooo:paragraph-rsid="0090407d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1d5dcf" officeooo:paragraph-rsid="0065a12e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Charter" fo:font-size="12pt" style:text-underline-style="none" fo:font-weight="normal" officeooo:rsid="001d5dcf" officeooo:paragraph-rsid="00d8ec57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1d5dcf" officeooo:paragraph-rsid="00adc65c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1d5dcf" officeooo:paragraph-rsid="0065a12e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itstream Charter" fo:font-size="12pt" officeooo:rsid="005286cc" officeooo:paragraph-rsid="011f8945" style:font-size-asian="10.5pt"/>
    </style:style>
    <style:style style:name="P33" style:family="paragraph" style:parent-style-name="Standard">
      <style:paragraph-properties fo:text-align="justify" style:justify-single-word="false"/>
      <style:text-properties style:font-name="Bitstream Charter" fo:font-size="12pt" fo:font-style="normal" style:text-underline-style="solid" style:text-underline-width="auto" style:text-underline-color="font-color" officeooo:rsid="013552d0" officeooo:paragraph-rsid="013552d0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text-align="justify" style:justify-single-word="false"/>
      <style:text-properties fo:color="#cc0000" style:font-name="Bitstream Charter" fo:font-size="14pt" fo:font-style="italic" style:text-underline-style="solid" style:text-underline-width="auto" style:text-underline-color="font-color" fo:font-weight="bold" officeooo:rsid="00720b1b" officeooo:paragraph-rsid="0100a03a" style:font-size-asian="10.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cc0000" style:font-name="Bitstream Charter" fo:font-size="14pt" fo:font-style="italic" style:text-underline-style="solid" style:text-underline-width="auto" style:text-underline-color="font-color" fo:font-weight="bold" officeooo:rsid="00720b1b" officeooo:paragraph-rsid="01094e08" style:font-size-asian="10.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cc0000" style:font-name="Bitstream Charter" fo:font-size="14pt" fo:font-style="italic" style:text-underline-style="solid" style:text-underline-width="auto" style:text-underline-color="font-color" fo:font-weight="bold" officeooo:rsid="00720b1b" officeooo:paragraph-rsid="0119b12f" style:font-size-asian="10.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none" fo:font-weight="normal" officeooo:rsid="00720b1b" officeooo:paragraph-rsid="01050709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none" fo:font-weight="normal" officeooo:rsid="00720b1b" officeooo:paragraph-rsid="0106f26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none" fo:font-weight="normal" officeooo:rsid="00720b1b" officeooo:paragraph-rsid="01094e0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none" fo:font-weight="normal" officeooo:rsid="00720b1b" officeooo:paragraph-rsid="0119b12f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solid" style:text-underline-width="auto" style:text-underline-color="font-color" fo:font-weight="bold" officeooo:rsid="00720b1b" officeooo:paragraph-rsid="01094e08" style:font-size-asian="10.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solid" style:text-underline-width="auto" style:text-underline-color="font-color" fo:font-weight="bold" officeooo:rsid="00720b1b" officeooo:paragraph-rsid="0100a03a" style:font-size-asian="10.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solid" style:text-underline-width="auto" style:text-underline-color="font-color" fo:font-weight="bold" officeooo:rsid="00720b1b" officeooo:paragraph-rsid="0106f268" style:font-size-asian="10.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cc0000" style:font-name="Bitstream Charter" fo:font-size="14pt" fo:font-style="normal" style:text-underline-style="solid" style:text-underline-width="auto" style:text-underline-color="font-color" fo:font-weight="bold" officeooo:rsid="00720b1b" officeooo:paragraph-rsid="0119b12f" style:font-size-asian="10.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cc0000" style:font-name="Bitstream Charter" fo:font-size="16pt" fo:font-style="italic" style:text-underline-style="solid" style:text-underline-width="auto" style:text-underline-color="font-color" fo:font-weight="bold" officeooo:rsid="00720b1b" officeooo:paragraph-rsid="010b697f" style:font-size-asian="10.5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cc0000" style:font-name="Bitstream Charter" fo:font-size="16pt" fo:font-style="italic" style:text-underline-style="solid" style:text-underline-width="auto" style:text-underline-color="font-color" fo:font-weight="bold" officeooo:rsid="00720b1b" officeooo:paragraph-rsid="0119b12f" style:font-size-asian="10.5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cc0000" style:font-name="Bitstream Charter" fo:font-size="16pt" fo:font-style="italic" style:text-underline-style="solid" style:text-underline-width="auto" style:text-underline-color="font-color" fo:font-weight="bold" officeooo:rsid="00720b1b" officeooo:paragraph-rsid="0139f503" fo:background-color="#ffffcc" style:font-size-asian="10.5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4586" style:font-name="Bitstream Charter" fo:font-size="14pt" fo:font-style="normal" style:text-underline-style="solid" style:text-underline-width="auto" style:text-underline-color="font-color" fo:font-weight="bold" officeooo:rsid="00720b1b" officeooo:paragraph-rsid="01094e08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4586" style:font-name="Bitstream Charter" fo:font-size="14pt" fo:font-style="normal" style:text-underline-style="solid" style:text-underline-width="auto" style:text-underline-color="font-color" fo:font-weight="bold" officeooo:rsid="00720b1b" officeooo:paragraph-rsid="0101bda1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4586" style:font-name="Bitstream Charter" fo:font-size="14pt" fo:font-style="normal" style:text-underline-style="solid" style:text-underline-width="auto" style:text-underline-color="font-color" fo:font-weight="bold" officeooo:rsid="00720b1b" officeooo:paragraph-rsid="01050709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4586" style:font-name="Bitstream Charter" fo:font-size="14pt" fo:font-style="normal" style:text-underline-style="solid" style:text-underline-width="auto" style:text-underline-color="font-color" fo:font-weight="bold" officeooo:rsid="00720b1b" officeooo:paragraph-rsid="0106f26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4586" style:font-name="Bitstream Charter" fo:font-size="14pt" fo:font-style="normal" style:text-underline-style="solid" style:text-underline-width="auto" style:text-underline-color="font-color" fo:font-weight="bold" officeooo:rsid="00720b1b" officeooo:paragraph-rsid="0119b12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Liberation Serif" fo:font-size="13pt" style:text-underline-style="none" fo:font-weight="normal" officeooo:rsid="00bf1959" officeooo:paragraph-rsid="00d8ec57" style:font-size-asian="13pt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Bitstream Charter" fo:font-size="14pt" style:text-underline-style="none" fo:font-weight="normal" officeooo:rsid="010de28d" officeooo:paragraph-rsid="010de28d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Bitstream Charter" fo:font-size="14pt" style:text-underline-style="solid" style:text-underline-width="auto" style:text-underline-color="font-color" fo:font-weight="bold" officeooo:rsid="0112d072" officeooo:paragraph-rsid="0112d072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10de28d" officeooo:paragraph-rsid="010de28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10de28d" officeooo:paragraph-rsid="0119b12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113b3d1" officeooo:paragraph-rsid="0113b3d1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134ae49" officeooo:paragraph-rsid="0134ae49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13a7c19" officeooo:paragraph-rsid="013a7c19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8ae7f" officeooo:paragraph-rsid="0128ae7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8ae7f" officeooo:paragraph-rsid="012b6f4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b6f46" officeooo:paragraph-rsid="012b6f46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b6f46" officeooo:paragraph-rsid="012cb651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b6f46" officeooo:paragraph-rsid="012d082e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d082e" officeooo:paragraph-rsid="012d082e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d082e" officeooo:paragraph-rsid="012e57f8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e57f8" officeooo:paragraph-rsid="012e57f8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e57f8" officeooo:paragraph-rsid="0130003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12e57f8" officeooo:paragraph-rsid="01330192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Bitstream Charter" fo:font-size="12pt" fo:font-style="normal" style:text-underline-style="none" fo:font-weight="normal" officeooo:rsid="00a97074" officeooo:paragraph-rsid="009259a0" style:font-size-asian="10.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Bitstream Charter" fo:font-size="12pt" style:text-underline-style="none" fo:font-weight="normal" officeooo:rsid="001d5dcf" officeooo:paragraph-rsid="00d2e21b" style:font-size-asian="10.5p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66" style:font-name="Bitstream Charter" fo:font-size="14pt" style:text-underline-style="none" fo:font-weight="bold" officeooo:rsid="010f8c86" officeooo:paragraph-rsid="010f8c86" fo:background-color="#ffffcc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66" style:font-name="Bitstream Charter" fo:font-size="14pt" style:text-underline-style="none" fo:font-weight="bold" officeooo:rsid="010f8c86" officeooo:paragraph-rsid="011193b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af723" officeooo:paragraph-rsid="00be8a77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f1959" officeooo:paragraph-rsid="00be8a77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bf1959" officeooo:paragraph-rsid="00d8ec57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cc0066" style:font-name="Bitstream Charter" fo:font-size="14pt" fo:font-style="normal" style:text-underline-style="solid" style:text-underline-width="auto" style:text-underline-color="font-color" fo:font-weight="bold" officeooo:rsid="001d5dcf" officeooo:paragraph-rsid="011f8945" fo:background-color="#ffffcc" style:font-size-asian="10.5pt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cc" style:font-name="Bitstream Charter" fo:font-size="14pt" style:text-underline-style="none" fo:font-weight="bold" officeooo:rsid="0090407d" officeooo:paragraph-rsid="0090407d" style:font-size-asian="10.5pt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6600" style:font-name="Liberation Serif" fo:font-size="13pt" style:text-underline-style="none" fo:font-weight="bold" officeooo:rsid="00bf1959" officeooo:paragraph-rsid="00d8ec57" style:font-size-asian="13pt" style:font-weight-asian="bold" style:font-size-complex="13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77216f" style:font-name="Bitstream Charter" fo:font-size="16pt" style:text-underline-style="solid" style:text-underline-width="auto" style:text-underline-color="font-color" fo:font-weight="bold" officeooo:rsid="0012e612" officeooo:paragraph-rsid="0012e612" style:font-size-asian="10.5pt" style:font-weight-asian="bold" style:font-weight-complex="bold"/>
    </style:style>
    <style:style style:name="P82" style:family="paragraph" style:parent-style-name="Standard">
      <style:paragraph-properties fo:text-align="justify" style:justify-single-word="false" fo:break-before="page"/>
      <style:text-properties fo:color="#cc0000" style:font-name="Bitstream Charter" fo:font-size="16pt" fo:font-style="italic" style:text-underline-style="solid" style:text-underline-width="auto" style:text-underline-color="font-color" fo:font-weight="bold" officeooo:rsid="00720b1b" officeooo:paragraph-rsid="01094e08" style:font-size-asian="10.5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style:paragraph-properties fo:text-align="justify" style:justify-single-word="false" fo:break-before="page"/>
      <style:text-properties fo:color="#cc0000" style:font-name="Bitstream Charter" fo:font-size="16pt" fo:font-style="italic" style:text-underline-style="solid" style:text-underline-width="auto" style:text-underline-color="font-color" fo:font-weight="bold" officeooo:rsid="00720b1b" officeooo:paragraph-rsid="0119b12f" style:font-size-asian="10.5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style:paragraph-properties fo:text-align="justify" style:justify-single-word="false" fo:break-before="page"/>
      <style:text-properties style:font-name="Bitstream Charter" fo:font-size="16pt" style:text-underline-style="solid" style:text-underline-width="auto" style:text-underline-color="font-color" fo:font-weight="bold" officeooo:rsid="00293165" officeooo:paragraph-rsid="00293165" style:font-size-asian="10.5pt" style:font-weight-asian="bold" style:font-weight-complex="bold"/>
    </style:style>
    <style:style style:name="P85" style:family="paragraph" style:parent-style-name="Standard">
      <style:paragraph-properties fo:text-align="justify" style:justify-single-word="false" fo:break-before="page"/>
      <style:text-properties style:font-name="Bitstream Charter" fo:font-size="16pt" style:text-underline-style="solid" style:text-underline-width="auto" style:text-underline-color="font-color" fo:font-weight="bold" officeooo:rsid="00293165" officeooo:paragraph-rsid="0119b12f" style:font-size-asian="10.5pt" style:font-weight-asian="bold" style:font-weight-complex="bold"/>
    </style:style>
    <style:style style:name="T1" style:family="text">
      <style:text-properties officeooo:rsid="001028f0"/>
    </style:style>
    <style:style style:name="T2" style:family="text">
      <style:text-properties fo:font-weight="bold" officeooo:rsid="001d5dcf" style:font-weight-asian="bold" style:font-weight-complex="bold"/>
    </style:style>
    <style:style style:name="T3" style:family="text">
      <style:text-properties fo:font-weight="bold" officeooo:rsid="00648778" style:font-weight-asian="bold" style:font-weight-complex="bold"/>
    </style:style>
    <style:style style:name="T4" style:family="text">
      <style:text-properties fo:font-weight="bold" officeooo:rsid="00e3299f" style:font-weight-asian="bold" style:font-weight-complex="bold"/>
    </style:style>
    <style:style style:name="T5" style:family="text">
      <style:text-properties fo:font-weight="bold" officeooo:rsid="00e5f203" style:font-weight-asian="bold" style:font-weight-complex="bold"/>
    </style:style>
    <style:style style:name="T6" style:family="text">
      <style:text-properties fo:font-weight="bold" officeooo:rsid="00e8517f" style:font-weight-asian="bold" style:font-weight-complex="bold"/>
    </style:style>
    <style:style style:name="T7" style:family="text">
      <style:text-properties fo:font-weight="bold" officeooo:rsid="00eb2cf8" style:font-weight-asian="bold" style:font-weight-complex="bold"/>
    </style:style>
    <style:style style:name="T8" style:family="text">
      <style:text-properties fo:font-weight="bold" officeooo:rsid="00ed0c04" style:font-weight-asian="bold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61230e" style:font-size-asian="10.5pt" style:font-weight-asian="bold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1a3885" style:font-size-asian="10.5pt" style:font-weight-asian="bold" style:font-weight-complex="bold"/>
    </style:style>
    <style:style style:name="T11" style:family="text">
      <style:text-properties fo:color="#ff3300" fo:font-weight="bold" style:font-weight-asian="bold" style:font-weight-complex="bold"/>
    </style:style>
    <style:style style:name="T12" style:family="text">
      <style:text-properties fo:color="#cc0066" fo:font-style="normal" fo:background-color="#ffffcc" loext:char-shading-value="0" style:font-style-asian="normal" style:font-style-complex="normal"/>
    </style:style>
    <style:style style:name="T13" style:family="text">
      <style:text-properties fo:color="#cc0066" fo:font-style="normal" officeooo:rsid="00d563a5" fo:background-color="#ffffcc" loext:char-shading-value="0" style:font-style-asian="normal" style:font-style-complex="normal"/>
    </style:style>
    <style:style style:name="T14" style:family="text">
      <style:text-properties style:font-size-complex="13pt"/>
    </style:style>
    <style:style style:name="T15" style:family="text">
      <style:text-properties officeooo:rsid="00dabd8f" style:font-size-complex="13pt"/>
    </style:style>
    <style:style style:name="T16" style:family="text">
      <style:text-properties fo:color="#661900" fo:background-color="#ffffcc" loext:char-shading-value="0"/>
    </style:style>
    <style:style style:name="T17" style:family="text">
      <style:text-properties fo:color="#661900" officeooo:rsid="00fb1933" fo:background-color="#ffffcc" loext:char-shading-value="0"/>
    </style:style>
    <style:style style:name="T18" style:family="text">
      <style:text-properties fo:color="#661900" officeooo:rsid="011b7748" fo:background-color="#ffffcc" loext:char-shading-value="0"/>
    </style:style>
    <style:style style:name="T19" style:family="text">
      <style:text-properties fo:color="#661900" fo:font-style="italic" officeooo:rsid="00febdf4" fo:background-color="#ffffcc" loext:char-shading-value="0" style:font-style-asian="italic" style:font-size-complex="14pt" style:font-style-complex="italic"/>
    </style:style>
    <style:style style:name="T20" style:family="text">
      <style:text-properties fo:color="#661900" fo:font-style="italic" officeooo:rsid="011b7748" fo:background-color="#ffffcc" loext:char-shading-value="0" style:font-style-asian="italic" style:font-size-complex="14pt" style:font-style-complex="italic"/>
    </style:style>
    <style:style style:name="T21" style:family="text">
      <style:text-properties fo:color="#661900" fo:font-size="18pt" fo:font-style="normal" officeooo:rsid="006371a7" fo:background-color="#ffffcc" loext:char-shading-value="0" style:font-style-asian="normal" style:font-style-complex="normal"/>
    </style:style>
    <style:style style:name="T22" style:family="text">
      <style:text-properties fo:color="#661900" fo:font-size="18pt" fo:font-style="normal" officeooo:rsid="0115e515" fo:background-color="#ffffcc" loext:char-shading-value="0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faa5e9" style:font-style-asian="normal" style:font-style-complex="normal"/>
    </style:style>
    <style:style style:name="T25" style:family="text">
      <style:text-properties fo:font-style="normal" officeooo:rsid="0100a03a" style:font-style-asian="normal" style:font-style-complex="normal"/>
    </style:style>
    <style:style style:name="T26" style:family="text">
      <style:text-properties fo:font-style="normal" officeooo:rsid="01094e08" style:font-style-asian="normal" style:font-style-complex="normal"/>
    </style:style>
    <style:style style:name="T27" style:family="text">
      <style:text-properties officeooo:rsid="00fc4eca"/>
    </style:style>
    <style:style style:name="T28" style:family="text">
      <style:text-properties officeooo:rsid="00fd3cbd"/>
    </style:style>
    <style:style style:name="T29" style:family="text">
      <style:text-properties officeooo:rsid="0100a03a"/>
    </style:style>
    <style:style style:name="T30" style:family="text">
      <style:text-properties officeooo:rsid="0101bda1"/>
    </style:style>
    <style:style style:name="T31" style:family="text">
      <style:text-properties fo:background-color="#ffffcc" loext:char-shading-value="0"/>
    </style:style>
    <style:style style:name="T32" style:family="text">
      <style:text-properties officeooo:rsid="011193bd" fo:background-color="#ffffcc" loext:char-shading-value="0"/>
    </style:style>
    <style:style style:name="T33" style:family="text">
      <style:text-properties fo:color="#004586" fo:font-weight="bold" style:font-weight-asian="bold" style:font-weight-complex="bold"/>
    </style:style>
    <style:style style:name="T34" style:family="text">
      <style:text-properties fo:color="#004586" fo:font-weight="bold" officeooo:rsid="0101bda1" style:font-weight-asian="bold" style:font-weight-complex="bold"/>
    </style:style>
    <style:style style:name="T35" style:family="text">
      <style:text-properties officeooo:rsid="012d082e"/>
    </style:style>
    <style:style style:name="T36" style:family="text">
      <style:text-properties officeooo:rsid="01342bb6"/>
    </style:style>
    <style:style style:name="T37" style:family="text">
      <style:text-properties officeooo:rsid="013bd59f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ATISTICAL METHODS IN AI </text:p>
      <text:p text:style-name="P3">ASSIGNMENT<text:span text:style-name="T27">6:</text:span></text:p>
      <text:p text:style-name="P8">SVM &amp; Decision Trees</text:p>
      <text:p text:style-name="P4"/>
      <text:p text:style-name="P4"/>
      <text:p text:style-name="P6">Name – Megha Agarwal</text:p>
      <text:p text:style-name="P5">Roll No – <text:span text:style-name="T11">201506511</text:span></text:p>
      <text:p text:style-name="P5">Course – M.Tech <text:span text:style-name="T1">CSIS(PG1)</text:span></text:p>
      <text:p text:style-name="P4">Dated : <text:span text:style-name="T28">17 April</text:span>, 2016</text:p>
      <text:p text:style-name="P1"/>
      <text:p text:style-name="P2"/>
      <text:p text:style-name="P2"/>
      <text:p text:style-name="P7"/>
      <text:p text:style-name="P7">AIM:</text:p>
      <text:p text:style-name="P18"/>
      <text:p text:style-name="P18">The aim of this assignment is to experiment with Support Vector Machine (SVM) and Decision Tree (DT) techniques we learned in the class on real world problems. : </text:p>
      <text:p text:style-name="P19"/>
      <text:p text:style-name="P78"/>
      <text:p text:style-name="P78"/>
      <text:p text:style-name="P78">A. Support Vector Machine (SVM) Classifier</text:p>
      <text:p text:style-name="P78"/>
      <text:p text:style-name="P78"/>
      <text:p text:style-name="P78">B. Decision Tree (DT) Classifier</text:p>
      <text:p text:style-name="P32"/>
      <text:p text:style-name="P23"/>
      <text:p text:style-name="P84"><text:span text:style-name="T16">CODE : </text:span><text:span text:style-name="T17">A) </text:span><text:span text:style-name="T19">Support Vector Machines</text:span></text:p>
      <text:p text:style-name="P21"/>
      <text:p text:style-name="P73">ARCRENE – DATA SET:</text:p>
      <text:p text:style-name="P56"/>
      <text:p text:style-name="P56">import csv</text:p>
      <text:p text:style-name="P56">from random import shuffle</text:p>
      <text:p text:style-name="P56">import numpy as np</text:p>
      <text:p text:style-name="P56">import sklearn</text:p>
      <text:p text:style-name="P56">from sklearn.decomposition import PCA</text:p>
      <text:p text:style-name="P56">from sklearn import svm</text:p>
      <text:p text:style-name="P56">from sklearn import cross_validation</text:p>
      <text:p text:style-name="P56">from sklearn.metrics import *</text:p>
      <text:p text:style-name="P56">from sklearn import datasets</text:p>
      <text:p text:style-name="P56">from sklearn.metrics import confusion_matrix</text:p>
      <text:p text:style-name="P56"/>
      <text:p text:style-name="P56">name_file='arcene_train.data'</text:p>
      <text:p text:style-name="P56">lables_name='arcene_train.labels'</text:p>
      <text:p text:style-name="P56"/>
      <text:p text:style-name="P56">with open(name_file,'rb') as file_name:</text:p>
      <text:p text:style-name="P56"><text:tab/>datal=list(csv.reader(file_name,delimiter=' '))</text:p>
      <text:p text:style-name="P56">with open(lables_name,'rb') as f:</text:p>
      <text:p text:style-name="P56"><text:tab/>labels=list(csv.reader(f))</text:p>
      <text:p text:style-name="P56"/>
      <text:p text:style-name="P56">labels=np.array(labels)</text:p>
      <text:p text:style-name="P56">labels=np.ravel(labels).astype(int)</text:p>
      <text:p text:style-name="P56">for i in range(0,len(datal)):</text:p>
      <text:p text:style-name="P56"><text:tab/>del datal[i][-1]</text:p>
      <text:p text:style-name="P56"><text:tab/>for x in range(0,len(datal[i])):</text:p>
      <text:p text:style-name="P56"><text:tab/><text:tab/>datal[i][x]=float(datal[i][x])</text:p>
      <text:p text:style-name="P56"/>
      <text:p text:style-name="P56">print "Principal Componenets Analysis : Components 10"</text:p>
      <text:p text:style-name="P56">pca_output = PCA(n_components=10).fit(datal)</text:p>
      <text:p text:style-name="P56">dataset_pca_out=pca_output.transform(datal)</text:p>
      <text:p text:style-name="P56"/>
      <text:p text:style-name="P56">print "*****SVM with Linear Kernels*********"</text:p>
      <text:p text:style-name="P56">clf_op=svm.SVC(kernel='linear')</text:p>
      <text:p text:style-name="P56"/>
      <text:p text:style-name="P56">count = 1</text:p>
      <text:p text:style-name="P56">print</text:p>
      <text:p text:style-name="P56">print "------Fold No------", count</text:p>
      <text:p text:style-name="P56">clf_op.fit(dataset_pca_out[:60],labels[:60])#Teseting</text:p>
      <text:p text:style-name="P56">result=clf_op.predict(dataset_pca_out[80:])<text:tab/>#Prediction</text:p>
      <text:p text:style-name="P56">conf=confusion_matrix(labels[80:], result, labels=[1, -1])</text:p>
      <text:p text:style-name="P56">print "Confusion Matrix: "</text:p>
      <text:p text:style-name="P56">print conf</text:p>
      <text:p text:style-name="P56">acc=accuracy_score(labels[80:], result)</text:p>
      <text:p text:style-name="P56"/>
      <text:p text:style-name="P56">print "Accuracy: ", acc*100, "%"</text:p>
      <text:p text:style-name="P56"/>
      <text:p text:style-name="P56"><text:soft-page-break/>prec=precision_score(labels[80:], result)</text:p>
      <text:p text:style-name="P56">print "Precision Score:", prec</text:p>
      <text:p text:style-name="P56">recall=recall_score(labels[80:], result)</text:p>
      <text:p text:style-name="P56">print "Recall Score:", recall</text:p>
      <text:p text:style-name="P56">count+=1</text:p>
      <text:p text:style-name="P56">print "------------------------"</text:p>
      <text:p text:style-name="P56"/>
      <text:p text:style-name="P56"/>
      <text:p text:style-name="P56">print</text:p>
      <text:p text:style-name="P56">print "------Fold No------", count</text:p>
      <text:p text:style-name="P56">clf_op.fit(dataset_pca_out[:60],labels[:60])#Teseting</text:p>
      <text:p text:style-name="P56">result=clf_op.predict(dataset_pca_out[0:20])<text:tab/>#Prediction</text:p>
      <text:p text:style-name="P56">conf=confusion_matrix(labels[0:20], result, labels=[1, -1])</text:p>
      <text:p text:style-name="P56">print "Confusion Matrix: "</text:p>
      <text:p text:style-name="P56">print conf</text:p>
      <text:p text:style-name="P56">acc=accuracy_score(labels[0:20], result)</text:p>
      <text:p text:style-name="P56"/>
      <text:p text:style-name="P56">print "Accuracy: ", acc*100, "%"</text:p>
      <text:p text:style-name="P56"/>
      <text:p text:style-name="P56">prec=precision_score(labels[0:20], result)</text:p>
      <text:p text:style-name="P56">print "Precision Score:", prec</text:p>
      <text:p text:style-name="P56">recall=recall_score(labels[0:20], result)</text:p>
      <text:p text:style-name="P56">print "Recall Score:", recall</text:p>
      <text:p text:style-name="P56">count+=1</text:p>
      <text:p text:style-name="P56">print "------------------------"</text:p>
      <text:p text:style-name="P56"/>
      <text:p text:style-name="P56"/>
      <text:p text:style-name="P56"/>
      <text:p text:style-name="P56">print</text:p>
      <text:p text:style-name="P56">print "------Fold No------", count</text:p>
      <text:p text:style-name="P56">clf_op.fit(dataset_pca_out[40:],labels[40:])#Teseting</text:p>
      <text:p text:style-name="P56">result=clf_op.predict(dataset_pca_out[20:40])<text:tab/>#Prediction</text:p>
      <text:p text:style-name="P56">conf=confusion_matrix(labels[20:40], result, labels=[1, -1])</text:p>
      <text:p text:style-name="P56">print "Confusion Matrix: "</text:p>
      <text:p text:style-name="P56">print conf</text:p>
      <text:p text:style-name="P56">acc=accuracy_score(labels[20:40], result)</text:p>
      <text:p text:style-name="P56"/>
      <text:p text:style-name="P56">print "Accuracy: ", acc*100, "%"</text:p>
      <text:p text:style-name="P56"/>
      <text:p text:style-name="P56">prec=precision_score(labels[20:40], result)</text:p>
      <text:p text:style-name="P56">print "Precision Score:", prec</text:p>
      <text:p text:style-name="P56">recall=recall_score(labels[20:40], result)</text:p>
      <text:p text:style-name="P56">print "Recall Score:", recall</text:p>
      <text:p text:style-name="P56">count+=1</text:p>
      <text:p text:style-name="P56">print "------------------------"</text:p>
      <text:p text:style-name="P56"/>
      <text:p text:style-name="P56"/>
      <text:p text:style-name="P56"/>
      <text:p text:style-name="P56">print</text:p>
      <text:p text:style-name="P56">print "------Fold No------", count</text:p>
      <text:p text:style-name="P56"><text:soft-page-break/>clf_op.fit(dataset_pca_out[40:],labels[40:])#Teseting</text:p>
      <text:p text:style-name="P56">result=clf_op.predict(dataset_pca_out[40:60])<text:tab/>#Prediction</text:p>
      <text:p text:style-name="P56">conf=confusion_matrix(labels[40:60], result, labels=[1, -1])</text:p>
      <text:p text:style-name="P56">print "Confusion Matrix: "</text:p>
      <text:p text:style-name="P56">print conf</text:p>
      <text:p text:style-name="P56">acc=accuracy_score(labels[40:60], result)</text:p>
      <text:p text:style-name="P56"/>
      <text:p text:style-name="P56">print "Accuracy: ", acc*100, "%"</text:p>
      <text:p text:style-name="P56"/>
      <text:p text:style-name="P56">prec=precision_score(labels[40:60], result)</text:p>
      <text:p text:style-name="P56">print "Precision Score:", prec</text:p>
      <text:p text:style-name="P56">recall=recall_score(labels[40:60], result)</text:p>
      <text:p text:style-name="P56">print "Recall Score:", recall</text:p>
      <text:p text:style-name="P56">count+=1</text:p>
      <text:p text:style-name="P56">print "------------------------"</text:p>
      <text:p text:style-name="P56"/>
      <text:p text:style-name="P56"/>
      <text:p text:style-name="P56"/>
      <text:p text:style-name="P56">print</text:p>
      <text:p text:style-name="P56">print "------Fold No------", count</text:p>
      <text:p text:style-name="P56">clf_op.fit(dataset_pca_out[30:90],labels[30:90])#Teseting</text:p>
      <text:p text:style-name="P56">result=clf_op.predict(dataset_pca_out[60:80])<text:tab/>#Prediction</text:p>
      <text:p text:style-name="P56">conf=confusion_matrix(labels[60:80], result, labels=[1, -1])</text:p>
      <text:p text:style-name="P56">print "Confusion Matrix: "</text:p>
      <text:p text:style-name="P56">print conf</text:p>
      <text:p text:style-name="P56">acc=accuracy_score(labels[60:80], result)</text:p>
      <text:p text:style-name="P56"/>
      <text:p text:style-name="P56">print "Accuracy: ", acc*100, "%"</text:p>
      <text:p text:style-name="P56"/>
      <text:p text:style-name="P56">prec=precision_score(labels[60:80], result)</text:p>
      <text:p text:style-name="P56">print "Precision Score:", prec</text:p>
      <text:p text:style-name="P56">recall=recall_score(labels[60:80], result)</text:p>
      <text:p text:style-name="P56">print "Recall Score:", recall</text:p>
      <text:p text:style-name="P56">count+=1</text:p>
      <text:p text:style-name="P56">print "------------------------"</text:p>
      <text:p text:style-name="P56"/>
      <text:p text:style-name="P54"/>
      <text:p text:style-name="P74"><text:span text:style-name="T32">IRIS</text:span><text:span text:style-name="T31"> – DATA SET:</text:span></text:p>
      <text:p text:style-name="P74"/>
      <text:p text:style-name="P55">Data Loading:</text:p>
      <text:p text:style-name="P58">datairis=datasets.load_iris()</text:p>
      <text:p text:style-name="P58">datal=datairis.data</text:p>
      <text:p text:style-name="P58">labels=datairis.target</text:p>
      <text:p text:style-name="P58">print "Principal Componenets Analysis : Components <text:span text:style-name="T36">2</text:span>"</text:p>
      <text:p text:style-name="P58">pca_output = PCA(n_components=<text:span text:style-name="T36">2</text:span>).fit(datal)</text:p>
      <text:p text:style-name="P58">dataset_pca_out=pca_output.transform(datal)</text:p>
      <text:p text:style-name="P59"/>
      <text:p text:style-name="P59">Further cross fold is properly applied.</text:p>
      <text:p text:style-name="P54"/>
      <text:p text:style-name="P45"><text:soft-page-break/><text:span text:style-name="T22">S</text:span><text:span text:style-name="T21">AMPLE OUTPUT:</text:span></text:p>
      <text:p text:style-name="P45"/>
      <text:p text:style-name="P45"><text:span text:style-name="T25">Arcrene </text:span><text:span text:style-name="T24">Data Set </text:span>:</text:p>
      <text:p text:style-name="P34"/>
      <text:p text:style-name="P49"><text:span text:style-name="T30">Principal Components : 10, <text:s/>“LINEAR”</text:span>:</text:p>
      <text:p text:style-name="P49"/>
      <text:p text:style-name="P61">Principal Componenets Analysis : Components 10</text:p>
      <text:p text:style-name="P61">*****SVM with Linear Kernels*********</text:p>
      <text:p text:style-name="P61"/>
      <text:p text:style-name="P61">------Fold No------ 1</text:p>
      <text:p text:style-name="P61">Confusion Matrix: </text:p>
      <text:p text:style-name="P61">[[7 4]</text:p>
      <text:p text:style-name="P61"><text:s/>[3 6]]</text:p>
      <text:p text:style-name="P61">Accuracy: <text:s/>65.0 %</text:p>
      <text:p text:style-name="P61">Precision Score: 0.7</text:p>
      <text:p text:style-name="P61">Recall Score: 0.636363636364</text:p>
      <text:p text:style-name="P61">------------------------</text:p>
      <text:p text:style-name="P61"/>
      <text:p text:style-name="P61">------Fold No------ 2</text:p>
      <text:p text:style-name="P61">Confusion Matrix: </text:p>
      <text:p text:style-name="P61">[[ 4 <text:s/>3]</text:p>
      <text:p text:style-name="P61"><text:s/>[ 3 10]]</text:p>
      <text:p text:style-name="P61">Accuracy: <text:s/>70.0 %</text:p>
      <text:p text:style-name="P61">Precision Score: 0.571428571429</text:p>
      <text:p text:style-name="P61">Recall Score: 0.571428571429</text:p>
      <text:p text:style-name="P61">------------------------</text:p>
      <text:p text:style-name="P61"/>
      <text:p text:style-name="P61">------Fold No------ 3</text:p>
      <text:p text:style-name="P61">Confusion Matrix: </text:p>
      <text:p text:style-name="P61">[[5 3]</text:p>
      <text:p text:style-name="P61"><text:s/>[6 6]]</text:p>
      <text:p text:style-name="P61">Accuracy: <text:s/>55.0 %</text:p>
      <text:p text:style-name="P61">Precision Score: 0.454545454545</text:p>
      <text:p text:style-name="P61">Recall Score: 0.625</text:p>
      <text:p text:style-name="P61">------------------------</text:p>
      <text:p text:style-name="P61"/>
      <text:p text:style-name="P61">------Fold No------ 4</text:p>
      <text:p text:style-name="P61">Confusion Matrix: </text:p>
      <text:p text:style-name="P61">[[7 2]</text:p>
      <text:p text:style-name="P61"><text:s/>[6 5]]</text:p>
      <text:p text:style-name="P61">Accuracy: <text:s/>60.0 %</text:p>
      <text:p text:style-name="P61">Precision Score: 0.538461538462</text:p>
      <text:p text:style-name="P61">Recall Score: 0.777777777778</text:p>
      <text:p text:style-name="P61">------------------------</text:p>
      <text:p text:style-name="P61"/>
      <text:p text:style-name="P61">------Fold No------ 5</text:p>
      <text:p text:style-name="P61">Confusion Matrix: </text:p>
      <text:p text:style-name="P61">[[5 4]</text:p>
      <text:p text:style-name="P61"><text:soft-page-break/><text:s/>[4 7]]</text:p>
      <text:p text:style-name="P61">Accuracy: <text:s/>60.0 %</text:p>
      <text:p text:style-name="P61">Precision Score: 0.555555555556</text:p>
      <text:p text:style-name="P61">Recall Score: 0.555555555556</text:p>
      <text:p text:style-name="P61">------------------------</text:p>
      <text:p text:style-name="P42"/>
      <text:p text:style-name="P42"/>
      <text:p text:style-name="P50"><text:span text:style-name="T30">Principal Components : 100, <text:s text:c="2"/>“LINEAR”</text:span>:</text:p>
      <text:p text:style-name="P50"/>
      <text:p text:style-name="P62"/>
      <text:p text:style-name="P63">Principal Componenets Analysis : Components 100</text:p>
      <text:p text:style-name="P63">*****SVM with Linear Kernels*********</text:p>
      <text:p text:style-name="P63"/>
      <text:p text:style-name="P63">------Fold No------ 1</text:p>
      <text:p text:style-name="P63">Confusion Matrix: </text:p>
      <text:p text:style-name="P63">[[7 4]</text:p>
      <text:p text:style-name="P63"><text:s/>[0 9]]</text:p>
      <text:p text:style-name="P63">Accuracy: <text:s/>80.0 %</text:p>
      <text:p text:style-name="P63">Precision Score: 1.0</text:p>
      <text:p text:style-name="P63">Recall Score: 0.636363636364</text:p>
      <text:p text:style-name="P63">------------------------</text:p>
      <text:p text:style-name="P63"/>
      <text:p text:style-name="P63">------Fold No------ 2</text:p>
      <text:p text:style-name="P63">Confusion Matrix: </text:p>
      <text:p text:style-name="P63">[[ 7 <text:s/>0]</text:p>
      <text:p text:style-name="P63"><text:s/>[ 0 13]]</text:p>
      <text:p text:style-name="P63">Accuracy: <text:s/>100.0 %</text:p>
      <text:p text:style-name="P63">Precision Score: 1.0</text:p>
      <text:p text:style-name="P63">Recall Score: 1.0</text:p>
      <text:p text:style-name="P63">------------------------</text:p>
      <text:p text:style-name="P63"/>
      <text:p text:style-name="P63">------Fold No------ 3</text:p>
      <text:p text:style-name="P63">Confusion Matrix: </text:p>
      <text:p text:style-name="P63">[[7 1]</text:p>
      <text:p text:style-name="P63"><text:s/>[3 9]]</text:p>
      <text:p text:style-name="P63">Accuracy: <text:s/>80.0 %</text:p>
      <text:p text:style-name="P63">Precision Score: 0.7</text:p>
      <text:p text:style-name="P63">Recall Score: 0.875</text:p>
      <text:p text:style-name="P63">------------------------</text:p>
      <text:p text:style-name="P63"/>
      <text:p text:style-name="P63">------Fold No------ 4</text:p>
      <text:p text:style-name="P63">Confusion Matrix: </text:p>
      <text:p text:style-name="P63">[[ 9 <text:s/>0]</text:p>
      <text:p text:style-name="P63"><text:s/>[ 0 11]]</text:p>
      <text:p text:style-name="P63">Accuracy: <text:s/>100.0 %</text:p>
      <text:p text:style-name="P63">Precision Score: 1.0</text:p>
      <text:p text:style-name="P63">Recall Score: 1.0</text:p>
      <text:p text:style-name="P63">------------------------</text:p>
      <text:p text:style-name="P63"/>
      <text:p text:style-name="P63"><text:soft-page-break/>------Fold No------ 5</text:p>
      <text:p text:style-name="P63">Confusion Matrix: </text:p>
      <text:p text:style-name="P63">[[ 9 <text:s/>0]</text:p>
      <text:p text:style-name="P63"><text:s/>[ 0 11]]</text:p>
      <text:p text:style-name="P63">Accuracy: <text:s/>100.0 %</text:p>
      <text:p text:style-name="P63">Precision Score: 1.0</text:p>
      <text:p text:style-name="P63">Recall Score: 1.0</text:p>
      <text:p text:style-name="P63">------------------------</text:p>
      <text:p text:style-name="P50"/>
      <text:p text:style-name="P50"/>
      <text:p text:style-name="P50"/>
      <text:p text:style-name="P37"/>
      <text:p text:style-name="P51"><text:span text:style-name="T30">Principal Components : 10, <text:s/>“RBF - Kernel”</text:span>:</text:p>
      <text:p text:style-name="P38"/>
      <text:p text:style-name="P65"><text:s text:c="2"/><text:span text:style-name="T35">Principal Componenets Analysis : Components 10</text:span></text:p>
      <text:p text:style-name="P66">*****SVM with RBF Kernels*********</text:p>
      <text:p text:style-name="P66"></text:p>
      <text:p text:style-name="P66">------Fold No------ 1</text:p>
      <text:p text:style-name="P66">Confusion Matrix: </text:p>
      <text:p text:style-name="P66">[[ 0 11]</text:p>
      <text:p text:style-name="P66"><text:s/>[ 0 <text:s/>9]]</text:p>
      <text:p text:style-name="P66">Accuracy: <text:s/>45.0 %</text:p>
      <text:p text:style-name="P66">------------------------</text:p>
      <text:p text:style-name="P66"></text:p>
      <text:p text:style-name="P66">------Fold No------ 2</text:p>
      <text:p text:style-name="P66">Confusion Matrix: </text:p>
      <text:p text:style-name="P66">[[ 0 <text:s/>7]</text:p>
      <text:p text:style-name="P66"><text:s/>[ 0 13]]</text:p>
      <text:p text:style-name="P66">Accuracy: <text:s/>65.0 %</text:p>
      <text:p text:style-name="P66">------------------------</text:p>
      <text:p text:style-name="P66"></text:p>
      <text:p text:style-name="P66">------Fold No------ 3</text:p>
      <text:p text:style-name="P66">Confusion Matrix: </text:p>
      <text:p text:style-name="P66">[[ 8 <text:s/>0]</text:p>
      <text:p text:style-name="P66"><text:s/>[ 0 12]]</text:p>
      <text:p text:style-name="P66">Accuracy: <text:s/>100.0 %</text:p>
      <text:p text:style-name="P66">------------------------</text:p>
      <text:p text:style-name="P66"></text:p>
      <text:p text:style-name="P66">------Fold No------ 4</text:p>
      <text:p text:style-name="P66">Confusion Matrix: </text:p>
      <text:p text:style-name="P66">[[ 9 <text:s/>0]</text:p>
      <text:p text:style-name="P66"><text:s/>[ 0 11]]</text:p>
      <text:p text:style-name="P66">Accuracy: <text:s/>100.0 %</text:p>
      <text:p text:style-name="P66">------------------------</text:p>
      <text:p text:style-name="P66"></text:p>
      <text:p text:style-name="P66">------Fold No------ 5</text:p>
      <text:p text:style-name="P66">Confusion Matrix: </text:p>
      <text:p text:style-name="P66">[[ 9 <text:s/>0]</text:p>
      <text:p text:style-name="P66"><text:s/>[ 0 11]]</text:p>
      <text:p text:style-name="P66"><text:soft-page-break/>Accuracy: <text:s/>100.0 %</text:p>
      <text:p text:style-name="P66">Precision Score: </text:p>
      <text:p text:style-name="P66">------------------------</text:p>
      <text:p text:style-name="P43"/>
      <text:p text:style-name="P51"><text:span text:style-name="T30">Principal Components : 100, <text:s text:c="2"/>“RBF-Kernel”</text:span>:</text:p>
      <text:p text:style-name="P51"/>
      <text:p text:style-name="P68">Principal Componenets Analysis : Components 100</text:p>
      <text:p text:style-name="P68">*****SVM with RBF Kernels*********</text:p>
      <text:p text:style-name="P68"></text:p>
      <text:p text:style-name="P68">------Fold No------ 1</text:p>
      <text:p text:style-name="P68">Confusion Matrix: </text:p>
      <text:p text:style-name="P68">[[ 0 11]</text:p>
      <text:p text:style-name="P68"><text:s/>[ 0 <text:s/>9]]</text:p>
      <text:p text:style-name="P68">Accuracy: <text:s/>45.0 %</text:p>
      <text:p text:style-name="P68">------------------------</text:p>
      <text:p text:style-name="P68"></text:p>
      <text:p text:style-name="P68">------Fold No------ 2</text:p>
      <text:p text:style-name="P68">Confusion Matrix: </text:p>
      <text:p text:style-name="P68">[[ 0 <text:s/>7]</text:p>
      <text:p text:style-name="P68"><text:s/>[ 0 13]]</text:p>
      <text:p text:style-name="P68">Accuracy: <text:s/>65.0 %</text:p>
      <text:p text:style-name="P68"></text:p>
      <text:p text:style-name="P68">------------------------</text:p>
      <text:p text:style-name="P68"></text:p>
      <text:p text:style-name="P68">------Fold No------ 3</text:p>
      <text:p text:style-name="P68">Confusion Matrix: </text:p>
      <text:p text:style-name="P68">[[ 8 <text:s/>0]</text:p>
      <text:p text:style-name="P68"><text:s/>[ 0 12]]</text:p>
      <text:p text:style-name="P68">Accuracy: <text:s/>100.0 %</text:p>
      <text:p text:style-name="P68">------------------------</text:p>
      <text:p text:style-name="P68"></text:p>
      <text:p text:style-name="P68">------Fold No------ 4</text:p>
      <text:p text:style-name="P68">Confusion Matrix: </text:p>
      <text:p text:style-name="P68">[[ 9 <text:s/>0]</text:p>
      <text:p text:style-name="P68"><text:s/>[ 0 11]]</text:p>
      <text:p text:style-name="P68">Accuracy: <text:s/>100.0 %</text:p>
      <text:p text:style-name="P68">------------------------</text:p>
      <text:p text:style-name="P68"></text:p>
      <text:p text:style-name="P68">------Fold No------ 5</text:p>
      <text:p text:style-name="P68">Confusion Matrix: </text:p>
      <text:p text:style-name="P68">[[ 9 <text:s/>0]</text:p>
      <text:p text:style-name="P68"><text:s/>[ 0 11]]</text:p>
      <text:p text:style-name="P68">Accuracy: <text:s/>100.0 %</text:p>
      <text:p text:style-name="P68">------------------------</text:p>
      <text:p text:style-name="P82"><text:span text:style-name="T26">IRIS</text:span><text:span text:style-name="T25"> </text:span><text:span text:style-name="T24">Data Set </text:span>:</text:p>
      <text:p text:style-name="P35"/>
      <text:p text:style-name="P48"><text:span text:style-name="T30">Principal Components : 2, <text:s text:c="2"/>“LINEAR”</text:span>:</text:p>
      <text:p text:style-name="P48"/>
      <text:p text:style-name="P69">*****SVM with Linear Kernels : IRIS DATA SET*********</text:p>
      <text:p text:style-name="P69"></text:p>
      <text:p text:style-name="P69">------Fold No------ 1</text:p>
      <text:p text:style-name="P69">Confusion Matrix: </text:p>
      <text:p text:style-name="P69">[[30 <text:s/>0 <text:s/>0]</text:p>
      <text:p text:style-name="P69"><text:s/>[ 0 <text:s/>0 <text:s/>0]</text:p>
      <text:p text:style-name="P69"><text:s/>[ 0 <text:s/>0 <text:s/>0]]</text:p>
      <text:p text:style-name="P69">Accuracy: <text:s/>100.0 %</text:p>
      <text:p text:style-name="P69">Precision Score: 0.0</text:p>
      <text:p text:style-name="P69">Recall Score: 0.0</text:p>
      <text:p text:style-name="P69">------------------------</text:p>
      <text:p text:style-name="P69"></text:p>
      <text:p text:style-name="P69">------Fold No------ 2</text:p>
      <text:p text:style-name="P69">Confusion Matrix: </text:p>
      <text:p text:style-name="P69">[[20 <text:s/>0 <text:s/>0]</text:p>
      <text:p text:style-name="P69"><text:s/>[ 0 10 <text:s/>0]</text:p>
      <text:p text:style-name="P69"><text:s/>[ 0 <text:s/>0 <text:s/>0]]</text:p>
      <text:p text:style-name="P69">Accuracy: <text:s/>100.0 %</text:p>
      <text:p text:style-name="P69">Precision Score: 1.0</text:p>
      <text:p text:style-name="P69">Recall Score: 1.0</text:p>
      <text:p text:style-name="P69">------------------------</text:p>
      <text:p text:style-name="P69"></text:p>
      <text:p text:style-name="P69">------Fold No------ 3</text:p>
      <text:p text:style-name="P69">Confusion Matrix: </text:p>
      <text:p text:style-name="P69">[[ 0 <text:s/>0 <text:s/>0]</text:p>
      <text:p text:style-name="P69"><text:s/>[ 0 30 <text:s/>0]</text:p>
      <text:p text:style-name="P69"><text:s/>[ 0 <text:s/>0 <text:s/>0]]</text:p>
      <text:p text:style-name="P69">Accuracy: <text:s/>100.0 %</text:p>
      <text:p text:style-name="P69">Precision Score: 1.0</text:p>
      <text:p text:style-name="P69">Recall Score: 1.0</text:p>
      <text:p text:style-name="P69">------------------------</text:p>
      <text:p text:style-name="P69"></text:p>
      <text:p text:style-name="P69">------Fold No------ 4</text:p>
      <text:p text:style-name="P69">Confusion Matrix: </text:p>
      <text:p text:style-name="P69">[[ 0 <text:s/>0 <text:s/>0]</text:p>
      <text:p text:style-name="P69"><text:s/>[ 0 10 <text:s/>0]</text:p>
      <text:p text:style-name="P69"><text:s/>[ 0 <text:s/>5 15]]</text:p>
      <text:p text:style-name="P69">Accuracy: <text:s/>83.3333333333 %</text:p>
      <text:p text:style-name="P69">Precision Score: 0.666666666667</text:p>
      <text:p text:style-name="P69">Recall Score: 1.0</text:p>
      <text:p text:style-name="P69">------------------------</text:p>
      <text:p text:style-name="P69"></text:p>
      <text:p text:style-name="P69">------Fold No------ 5</text:p>
      <text:p text:style-name="P69">Confusion Matrix: </text:p>
      <text:p text:style-name="P69">[[ 0 <text:s/>0 <text:s/>0]</text:p>
      <text:p text:style-name="P69"><text:soft-page-break/><text:s/>[ 0 <text:s/>0 <text:s/>0]</text:p>
      <text:p text:style-name="P69"><text:s/>[ 0 11 19]]</text:p>
      <text:p text:style-name="P69">Accuracy: <text:s/>63.3333333333 %</text:p>
      <text:p text:style-name="P69"/>
      <text:p text:style-name="P41"/>
      <text:p text:style-name="P41"/>
      <text:p text:style-name="P48"><text:span text:style-name="T30">Principal Components : 2, <text:s text:c="2"/>“RBF-Kernel”</text:span>:</text:p>
      <text:p text:style-name="P38"/>
      <text:p text:style-name="P15"></text:p>
      <text:p text:style-name="P70">------Fold No------ 1</text:p>
      <text:p text:style-name="P70">Confusion Matrix: </text:p>
      <text:p text:style-name="P70">[[30 <text:s/>0 <text:s/>0]</text:p>
      <text:p text:style-name="P70"><text:s/>[ 0 <text:s/>0 <text:s/>0]</text:p>
      <text:p text:style-name="P70"><text:s/>[ 0 <text:s/>0 <text:s/>0]]</text:p>
      <text:p text:style-name="P70">Accuracy: <text:s/>100.0 %</text:p>
      <text:p text:style-name="P70">Precision Score: 0.0</text:p>
      <text:p text:style-name="P70">Recall Score: 0.0</text:p>
      <text:p text:style-name="P70">------------------------</text:p>
      <text:p text:style-name="P70"></text:p>
      <text:p text:style-name="P70">------Fold No------ 2</text:p>
      <text:p text:style-name="P70">Confusion Matrix: </text:p>
      <text:p text:style-name="P70">[[20 <text:s/>0 <text:s/>0]</text:p>
      <text:p text:style-name="P70"><text:s/>[ 0 10 <text:s/>0]</text:p>
      <text:p text:style-name="P70"><text:s/>[ 0 <text:s/>0 <text:s/>0]]</text:p>
      <text:p text:style-name="P70">Accuracy: <text:s/>100.0 %</text:p>
      <text:p text:style-name="P70">Precision Score: 1.0</text:p>
      <text:p text:style-name="P70">Recall Score: 1.0</text:p>
      <text:p text:style-name="P70">------------------------</text:p>
      <text:p text:style-name="P70"></text:p>
      <text:p text:style-name="P70">------Fold No------ 3</text:p>
      <text:p text:style-name="P70">Confusion Matrix: </text:p>
      <text:p text:style-name="P70">[[ 0 <text:s/>0 <text:s/>0]</text:p>
      <text:p text:style-name="P70"><text:s/>[ 0 30 <text:s/>0]</text:p>
      <text:p text:style-name="P70"><text:s/>[ 0 <text:s/>0 <text:s/>0]]</text:p>
      <text:p text:style-name="P70">Accuracy: <text:s/>100.0 %</text:p>
      <text:p text:style-name="P70">Precision Score: 1.0</text:p>
      <text:p text:style-name="P70">Recall Score: 1.0</text:p>
      <text:p text:style-name="P70">------------------------</text:p>
      <text:p text:style-name="P70"></text:p>
      <text:p text:style-name="P70">------Fold No------ 4</text:p>
      <text:p text:style-name="P70">Confusion Matrix: </text:p>
      <text:p text:style-name="P70">[[ 0 <text:s/>0 <text:s/>0]</text:p>
      <text:p text:style-name="P70"><text:s/>[ 0 10 <text:s/>0]</text:p>
      <text:p text:style-name="P70"><text:s/>[ 0 <text:s/>6 14]]</text:p>
      <text:p text:style-name="P70">Accuracy: <text:s/>80.0 %</text:p>
      <text:p text:style-name="P70">Precision Score: 0.625</text:p>
      <text:p text:style-name="P70">Recall Score: 1.0</text:p>
      <text:p text:style-name="P70">------------------------</text:p>
      <text:p text:style-name="P70"></text:p>
      <text:p text:style-name="P70"><text:soft-page-break/>------Fold No------ 5</text:p>
      <text:p text:style-name="P70">Confusion Matrix: </text:p>
      <text:p text:style-name="P70">[[ 0 <text:s/>0 <text:s/>0]</text:p>
      <text:p text:style-name="P70"><text:s/>[ 0 <text:s/>0 <text:s/>0]</text:p>
      <text:p text:style-name="P70"><text:s/>[ 0 11 19]]</text:p>
      <text:p text:style-name="P70">Accuracy: <text:s/>63.3333333333 %</text:p>
      <text:p text:style-name="P85"><text:span text:style-name="T16">CODE : </text:span><text:span text:style-name="T18">B</text:span><text:span text:style-name="T17">) </text:span><text:span text:style-name="T20">DECISION TREES</text:span></text:p>
      <text:p text:style-name="P22"/>
      <text:p text:style-name="P47"><text:span text:style-name="T23">Hayes-Roth Data Set</text:span><text:span text:style-name="T24"> </text:span>:</text:p>
      <text:p text:style-name="P57"/>
      <text:p text:style-name="P60">import random</text:p>
      <text:p text:style-name="P60">import operator</text:p>
      <text:p text:style-name="P60">from math import *</text:p>
      <text:p text:style-name="P60">def split(data, axis, val):</text:p>
      <text:p text:style-name="P60"><text:s text:c="4"/>newData = []</text:p>
      <text:p text:style-name="P60"><text:s text:c="4"/>for i in range(len(data)):</text:p>
      <text:p text:style-name="P60"><text:s text:c="8"/>if data[i][axis] != val:</text:p>
      <text:p text:style-name="P60"><text:s text:c="12"/>pass</text:p>
      <text:p text:style-name="P60"><text:s text:c="8"/>else:</text:p>
      <text:p text:style-name="P60"><text:s text:c="12"/>reducedFeat = data[i][:axis]</text:p>
      <text:p text:style-name="P60"><text:s text:c="12"/>temp = axis</text:p>
      <text:p text:style-name="P60"><text:s text:c="12"/>temp = temp +1</text:p>
      <text:p text:style-name="P60"><text:s text:c="12"/>reducedFeat.extend(data[i][temp:])</text:p>
      <text:p text:style-name="P60"><text:s text:c="12"/>newData.append(reducedFeat)</text:p>
      <text:p text:style-name="P60"><text:s text:c="4"/>return newData</text:p>
      <text:p text:style-name="P60"/>
      <text:p text:style-name="P60">def <text:s/>lodadata(file_name):</text:p>
      <text:p text:style-name="P60"><text:s text:c="4"/>dataset = open(file_name,"r")</text:p>
      <text:p text:style-name="P60"><text:s text:c="4"/>data = []</text:p>
      <text:p text:style-name="P60"><text:s text:c="4"/>lines = dataset.readlines()</text:p>
      <text:p text:style-name="P60"><text:s text:c="4"/>data_with_normalisation = []</text:p>
      <text:p text:style-name="P60"><text:s text:c="4"/>for i in range(len(lines)):</text:p>
      <text:p text:style-name="P60"><text:s text:c="8"/>data.append(lines[i].split(","))</text:p>
      <text:p text:style-name="P60"><text:s text:c="4"/>temp = []</text:p>
      <text:p text:style-name="P60"><text:s text:c="4"/>for x in range(0,len(data)):</text:p>
      <text:p text:style-name="P60"><text:s text:c="8"/>len_data = len(data[x])</text:p>
      <text:p text:style-name="P60"><text:s text:c="8"/>for y in range(0,len_data):</text:p>
      <text:p text:style-name="P60"><text:s text:c="12"/>if y &gt; 0:</text:p>
      <text:p text:style-name="P60"><text:s text:c="16"/>t = float(data[x][y])</text:p>
      <text:p text:style-name="P60"><text:s text:c="16"/>data[x][y]=t</text:p>
      <text:p text:style-name="P60"><text:s text:c="16"/>temp.append(t)</text:p>
      <text:p text:style-name="P60"><text:s text:c="8"/>data_with_normalisation.append(temp)</text:p>
      <text:p text:style-name="P60"><text:s text:c="8"/>temp = []</text:p>
      <text:p text:style-name="P60"><text:s text:c="4"/>return data_with_normalisation</text:p>
      <text:p text:style-name="P60"/>
      <text:p text:style-name="P60">def majority(classList):</text:p>
      <text:p text:style-name="P60"><text:s text:c="4"/>dictionary_class_count={}</text:p>
      <text:p text:style-name="P60"><text:s text:c="4"/></text:p>
      <text:p text:style-name="P60"><text:s text:c="4"/>for i in range(len(classList)):</text:p>
      <text:p text:style-name="P60"><text:s text:c="8"/>if classList[i] in dictionary_class_count.keys():</text:p>
      <text:p text:style-name="P60"><text:s text:c="12"/>pass</text:p>
      <text:p text:style-name="P60"><text:s text:c="8"/>else: <text:s text:c="2"/></text:p>
      <text:p text:style-name="P60"><text:s text:c="12"/>dictionary_class_count[classList[i]] = 0</text:p>
      <text:p text:style-name="P60"><text:s text:c="8"/>temp = dictionary_class_count[classList[i]]</text:p>
      <text:p text:style-name="P60"><text:s text:c="8"/>temp = temp+1</text:p>
      <text:p text:style-name="P60"><text:soft-page-break/><text:s text:c="8"/>dictionary_class_count[classList[i]] = temp</text:p>
      <text:p text:style-name="P60"><text:s text:c="4"/>value = sorted(dictionary_class_count.iteritems(),key=operator.itemgetter(1), reverse=True)[0][0] <text:s/></text:p>
      <text:p text:style-name="P60"><text:s text:c="4"/>return value</text:p>
      <text:p text:style-name="P60"/>
      <text:p text:style-name="P60">def entropy(data):</text:p>
      <text:p text:style-name="P60"><text:s text:c="4"/>labels={}</text:p>
      <text:p text:style-name="P60"><text:s text:c="4"/>count=0</text:p>
      <text:p text:style-name="P60"><text:s text:c="4"/>entropy = float(0)</text:p>
      <text:p text:style-name="P60"><text:s text:c="4"/>for i in range(len(data)):</text:p>
      <text:p text:style-name="P60"><text:s text:c="8"/>label=data[i][-1]</text:p>
      <text:p text:style-name="P60"><text:s text:c="8"/>count+=1</text:p>
      <text:p text:style-name="P60"><text:s text:c="8"/>if label in labels.keys():</text:p>
      <text:p text:style-name="P60"><text:s text:c="12"/>pass</text:p>
      <text:p text:style-name="P60"><text:s text:c="8"/>else:</text:p>
      <text:p text:style-name="P60"><text:s text:c="12"/>t = 0</text:p>
      <text:p text:style-name="P60"><text:s text:c="12"/>labels[label] = 0</text:p>
      <text:p text:style-name="P60"><text:s text:c="8"/>t+=1</text:p>
      <text:p text:style-name="P60"><text:s text:c="8"/>labels[label]=labels[label]+ 1</text:p>
      <text:p text:style-name="P60"><text:s text:c="4"/></text:p>
      <text:p text:style-name="P60"><text:s text:c="4"/>for key in labels:</text:p>
      <text:p text:style-name="P60"><text:s text:c="8"/>length = len(data)</text:p>
      <text:p text:style-name="P60"><text:s text:c="8"/>value = float(labels[key])</text:p>
      <text:p text:style-name="P60"><text:s text:c="8"/>temp = value/length</text:p>
      <text:p text:style-name="P60"><text:s text:c="8"/>entropy=entropy-temp* log(temp,2)</text:p>
      <text:p text:style-name="P60"><text:s text:c="4"/>return entropy <text:s/></text:p>
      <text:p text:style-name="P60"/>
      <text:p text:style-name="P60">def choose(data):</text:p>
      <text:p text:style-name="P60"><text:s text:c="4"/>temp = data[0]</text:p>
      <text:p text:style-name="P60"><text:s text:c="4"/>length=len(temp)</text:p>
      <text:p text:style-name="P60"><text:s text:c="4"/>bestInfoGain = <text:s/>0.0</text:p>
      <text:p text:style-name="P60"><text:s text:c="4"/>features = length - 1</text:p>
      <text:p text:style-name="P60"><text:s text:c="4"/>baseEntropy = entropy(data) <text:s text:c="2"/></text:p>
      <text:p text:style-name="P60"><text:s text:c="4"/>bestFeat = -1</text:p>
      <text:p text:style-name="P60"><text:s text:c="4"/>newEntropy = 0.0</text:p>
      <text:p text:style-name="P60"><text:s text:c="4"/>for i in range(features):</text:p>
      <text:p text:style-name="P60"><text:s text:c="8"/>uniqueVals = set([ex[i] for ex in data])</text:p>
      <text:p text:style-name="P60"><text:s text:c="8"/>newData_list = []</text:p>
      <text:p text:style-name="P60"><text:s text:c="8"/>for value in uniqueVals: <text:s text:c="4"/></text:p>
      <text:p text:style-name="P60"><text:s text:c="12"/>newData = split(data, i, value)</text:p>
      <text:p text:style-name="P60"><text:s text:c="12"/>length = len(newData)</text:p>
      <text:p text:style-name="P60"><text:s text:c="12"/>length_data = len(data)</text:p>
      <text:p text:style-name="P60"><text:s text:c="12"/>length_data = float(length_data)</text:p>
      <text:p text:style-name="P60"><text:s text:c="12"/>temp = newEntropy</text:p>
      <text:p text:style-name="P60"><text:s text:c="12"/>newEntropy=(length/length_data) * entropy(newData)</text:p>
      <text:p text:style-name="P60"><text:s text:c="12"/>newEntropy=newEntropy+temp</text:p>
      <text:p text:style-name="P60"><text:s text:c="12"/>newData_list = []</text:p>
      <text:p text:style-name="P60"><text:s text:c="8"/>compare = baseEntropy - newEntropy</text:p>
      <text:p text:style-name="P60"><text:s text:c="8"/>if(bestInfoGain&lt;compare):</text:p>
      <text:p text:style-name="P60"><text:s text:c="12"/>info = baseEntropy - newEntropy</text:p>
      <text:p text:style-name="P60"><text:soft-page-break/><text:s text:c="12"/>bestFeat = i</text:p>
      <text:p text:style-name="P60"><text:s text:c="12"/>bestInfoGain = info</text:p>
      <text:p text:style-name="P60"><text:s text:c="12"/></text:p>
      <text:p text:style-name="P60"><text:s text:c="8"/>newEntropy = 0.0</text:p>
      <text:p text:style-name="P60"><text:s text:c="4"/>return bestFeat <text:s text:c="4"/></text:p>
      <text:p text:style-name="P60"/>
      <text:p text:style-name="P60">def tree(data,labels):</text:p>
      <text:p text:style-name="P60"><text:s text:c="4"/>classList=[]</text:p>
      <text:p text:style-name="P60"><text:s text:c="4"/>for ex in data:</text:p>
      <text:p text:style-name="P60"><text:s text:c="8"/>classList.append(ex[-1])</text:p>
      <text:p text:style-name="P60"><text:s text:c="4"/>length = len(data[0])</text:p>
      <text:p text:style-name="P60"><text:s text:c="4"/>if length == 1:</text:p>
      <text:p text:style-name="P60"><text:s text:c="8"/>return majority(classList) </text:p>
      <text:p text:style-name="P60"><text:s text:c="4"/>if classList.count(classList[0]) == len(classList):</text:p>
      <text:p text:style-name="P60"><text:s text:c="8"/>return classList[0]</text:p>
      <text:p text:style-name="P60"><text:s text:c="7"/></text:p>
      <text:p text:style-name="P60"><text:s text:c="4"/>bestFeat = choose(data)</text:p>
      <text:p text:style-name="P60"><text:s text:c="4"/>theTree = {labels[choose(data)]:{}}</text:p>
      <text:p text:style-name="P60"><text:s text:c="4"/>bestFeatLabel = labels[choose(data)]</text:p>
      <text:p text:style-name="P60"><text:s text:c="4"/>del(labels[bestFeat])</text:p>
      <text:p text:style-name="P60"><text:s text:c="4"/>uniqueVals = set([ex[bestFeat] for ex in data])</text:p>
      <text:p text:style-name="P60"><text:s text:c="4"/>for value in uniqueVals:</text:p>
      <text:p text:style-name="P60"><text:s text:c="8"/>split_value = split(data, bestFeat, value)</text:p>
      <text:p text:style-name="P60"><text:s text:c="8"/>theTree[bestFeatLabel][value] = tree(split_value, labels[:])</text:p>
      <text:p text:style-name="P60"><text:s text:c="4"/>return theTree</text:p>
      <text:p text:style-name="P60"/>
      <text:p text:style-name="P60">def cal_accuracy(test_data,dtree, correct):</text:p>
      <text:p text:style-name="P60"><text:s text:c="4"/>len_test = len(test_data)</text:p>
      <text:p text:style-name="P60"><text:s text:c="4"/>for index in xrange(len_test):</text:p>
      <text:p text:style-name="P60"><text:s text:c="8"/>temp = dtree</text:p>
      <text:p text:style-name="P60"><text:s text:c="8"/>while isinstance(temp,dict):</text:p>
      <text:p text:style-name="P60"><text:s text:c="12"/>key = temp.keys()</text:p>
      <text:p text:style-name="P60"><text:s text:c="12"/>t, temp_key_0 = key[0], key[0]</text:p>
      <text:p text:style-name="P60"><text:s text:c="12"/>temp_key=t-1</text:p>
      <text:p text:style-name="P60"><text:s text:c="12"/>value = test_data[index][t-1]</text:p>
      <text:p text:style-name="P60"><text:s text:c="12"/>temp = temp[temp_key_0]</text:p>
      <text:p text:style-name="P60"><text:s text:c="12"/>if value not in temp:</text:p>
      <text:p text:style-name="P60"><text:s text:c="16"/>ina = temp.keys()[0]</text:p>
      <text:p text:style-name="P60"><text:s text:c="16"/>temp = ina</text:p>
      <text:p text:style-name="P60"><text:s text:c="12"/>else:</text:p>
      <text:p text:style-name="P60"><text:s text:c="16"/>temp = temp[value]</text:p>
      <text:p text:style-name="P60"><text:s text:c="8"/>val = test_data[index][-1]</text:p>
      <text:p text:style-name="P60"><text:s text:c="8"/>if temp != val:</text:p>
      <text:p text:style-name="P60"><text:s text:c="12"/>pass</text:p>
      <text:p text:style-name="P60"><text:s text:c="8"/>else:</text:p>
      <text:p text:style-name="P60"><text:s text:c="12"/>t = correct</text:p>
      <text:p text:style-name="P60"><text:s text:c="12"/>t = t + 1</text:p>
      <text:p text:style-name="P60"><text:s text:c="12"/>correct = t</text:p>
      <text:p text:style-name="P60"><text:s text:c="4"/>ret = correct*100</text:p>
      <text:p text:style-name="P60"><text:s text:c="4"/>ret = float(ret)</text:p>
      <text:p text:style-name="P60"><text:soft-page-break/><text:s text:c="4"/>ret = ret/len_test</text:p>
      <text:p text:style-name="P60"><text:s text:c="4"/>return ret</text:p>
      <text:p text:style-name="P60"/>
      <text:p text:style-name="P60"/>
      <text:p text:style-name="P60">def call_5_fold(data,index_start,index_end,total_accuracy,len_data_cf):</text:p>
      <text:p text:style-name="P60"><text:s text:c="4"/>training_data = []</text:p>
      <text:p text:style-name="P60"><text:s text:c="4"/>for fold in xrange(5):</text:p>
      <text:p text:style-name="P60"><text:s text:c="8"/>training_data=[]</text:p>
      <text:p text:style-name="P60"><text:s text:c="8"/>print</text:p>
      <text:p text:style-name="P60"><text:s text:c="8"/>print "******Fold No ", fold , "******"</text:p>
      <text:p text:style-name="P60"><text:s text:c="8"/>temp = index_end</text:p>
      <text:p text:style-name="P60"><text:s text:c="8"/>index_end+=len_data_cf</text:p>
      <text:p text:style-name="P60"><text:s text:c="8"/>index_start = temp</text:p>
      <text:p text:style-name="P60"><text:s text:c="8"/>test_data=[]</text:p>
      <text:p text:style-name="P60"><text:s text:c="8"/>for i in range(index_start, index_end):</text:p>
      <text:p text:style-name="P60"><text:s text:c="12"/>test_data.append(data[i])</text:p>
      <text:p text:style-name="P60"><text:s text:c="8"/>if index_start &gt; 0:</text:p>
      <text:p text:style-name="P60"><text:s text:c="12"/>length = len(training_data)</text:p>
      <text:p text:style-name="P60"><text:s text:c="12"/>training_data.extend(data[0:index_start])</text:p>
      <text:p text:style-name="P60"><text:s text:c="12"/>temp2 = index_end</text:p>
      <text:p text:style-name="P60"><text:s text:c="8"/>temp2 = index_end</text:p>
      <text:p text:style-name="P60"><text:s text:c="8"/>if len(data) &gt; temp2 :</text:p>
      <text:p text:style-name="P60"><text:s text:c="12"/>length = len(data)</text:p>
      <text:p text:style-name="P60"><text:s text:c="12"/>training_data.extend(data[index_end:length])</text:p>
      <text:p text:style-name="P60"><text:s text:c="12"/></text:p>
      <text:p text:style-name="P60"><text:s text:c="8"/>dtree=tree(training_data,[1,2,3,4])</text:p>
      <text:p text:style-name="P60"><text:s text:c="8"/>accuracy=cal_accuracy(test_data,dtree,0)</text:p>
      <text:p text:style-name="P60"><text:s text:c="8"/>print dtree</text:p>
      <text:p text:style-name="P60"><text:s text:c="8"/>print 'Accuracy',</text:p>
      <text:p text:style-name="P60"><text:s text:c="8"/>print accuracy</text:p>
      <text:p text:style-name="P60"><text:s text:c="8"/>total_accuracy=total_accuracy+ accuracy</text:p>
      <text:p text:style-name="P60"><text:s text:c="4"/>return total_accuracy </text:p>
      <text:p text:style-name="P60"/>
      <text:p text:style-name="P60">if __name__ == '__main__':</text:p>
      <text:p text:style-name="P60"><text:s text:c="4"/>data=lodadata("hayes-roth.data")</text:p>
      <text:p text:style-name="P60"><text:s text:c="4"/>random.shuffle(data)</text:p>
      <text:p text:style-name="P60"><text:s text:c="4"/>length = len(data)</text:p>
      <text:p text:style-name="P60"><text:s text:c="4"/>length = length/5</text:p>
      <text:p text:style-name="P60"><text:s text:c="4"/>total_accuracy=call_5_fold(data,0,0,0,length)</text:p>
      <text:p text:style-name="P60"><text:s text:c="4"/>print "Average Accuracy= ",</text:p>
      <text:p text:style-name="P60"><text:s text:c="4"/>total_accuracy = total_accuracy/5</text:p>
      <text:p text:style-name="P60"><text:s text:c="4"/>print total_accuracy</text:p>
      <text:p text:style-name="P60"><text:s text:c="4"/>print</text:p>
      <text:p text:style-name="P46"/>
      <text:p text:style-name="P83"><text:span text:style-name="T22">S</text:span><text:span text:style-name="T21">AMPLE OUTPUT:</text:span></text:p>
      <text:p text:style-name="P46"/>
      <text:p text:style-name="P46"><text:span text:style-name="T23">Hayes-Roth Data Set</text:span><text:span text:style-name="T24"> </text:span>:</text:p>
      <text:p text:style-name="P36"/>
      <text:p text:style-name="P26">******Fold No <text:s/><text:span text:style-name="T37">1</text:span> ******</text:p>
      <text:p text:style-name="P26">{2: {1.0: {4: {1.0: 1.0, 2.0: {3: {1.0: 1.0, 2.0: 2.0, 3.0: {1: {1.0: 2.0, 2.0: 2.0, 3.0: 1.0}}, 4.0: 3.0}}, 3.0: {3: {1.0: 1.0, 3.0: 1.0, 4.0: 3.0}}, 4.0: 3.0}}, 2.0: {3: {1.0: {4: {1.0: 1.0, 2.0: 2.0, 3.0: {1: {1.0: 1.0, 2.0: 1.0, 3.0: 2.0}}, 4.0: 3.0}}, 2.0: 2.0, 3.0: {4: {2.0: 2.0, 3.0: 2.0, 4.0: 3.0}}, 4.0: 3.0}}, 3.0: {3: {1.0: 1.0, 2.0: {1: {1.0: {4: {1.0: 1.0, 2.0: 2.0}}, 2.0: 2.0, 3.0: {4: {1.0: 1.0, 2.0: 2.0}}}}, 3.0: 1.0}}, 4.0: 3.0}}</text:p>
      <text:p text:style-name="P26">Accuracy 46.1538461538</text:p>
      <text:p text:style-name="P26"></text:p>
      <text:p text:style-name="P26">******Fold No <text:s/><text:span text:style-name="T37">2</text:span> ******</text:p>
      <text:p text:style-name="P26">{3: {1.0: {2: {1.0: 1.0, 2.0: {4: {1.0: 1.0, 2.0: 2.0, 3.0: {1: {1.0: 2.0, 2.0: 1.0, 3.0: 1.0}}, 4.0: 3.0}}, 3.0: {4: {1.0: 1.0, 3.0: 1.0, 4.0: 3.0}}, 4.0: 3.0}}, 2.0: {4: {1.0: {2: {1.0: 1.0, 2.0: 2.0, 3.0: {1: {1.0: 1.0, 2.0: 1.0, 3.0: 2.0}}}}, 2.0: {1: {1.0: 2.0, 2.0: 3.0, 3.0: 2.0}}, 3.0: {2: {2.0: 2.0, 3.0: 2.0, 4.0: 3.0}}, 4.0: 3.0}}, 3.0: {4: {1.0: {1: {2.0: 3.0, 3.0: 1.0}}, 2.0: {2: {1.0: {1: {1.0: 2.0, 2.0: 1.0, 3.0: 1.0}}, 2.0: 2.0, 3.0: 2.0, 4.0: 3.0}}, 3.0: 2.0, 4.0: 3.0}}, 4.0: 3.0}}</text:p>
      <text:p text:style-name="P26">Accuracy 53.8461538462</text:p>
      <text:p text:style-name="P26"></text:p>
      <text:p text:style-name="P26">******Fold No <text:s/><text:span text:style-name="T37">3</text:span> ******</text:p>
      <text:p text:style-name="P26">{2: {1.0: {4: {1.0: {3: {2.0: 1.0, 3.0: 1.0, 4.0: 3.0}}, 2.0: {3: {1.0: 1.0, 2.0: 2.0, 3.0: {1: {1.0: 1.0, 2.0: 2.0, 3.0: 1.0}}, 4.0: 3.0}}, 3.0: {3: {3.0: 1.0, 4.0: 3.0}}, 4.0: 3.0}}, 2.0: {3: {1.0: {4: {1.0: 1.0, 2.0: 2.0, 3.0: {1: {1.0: 2.0, 2.0: 1.0, 3.0: 1.0}}, 4.0: 3.0}}, 2.0: {4: {1.0: 2.0, 3.0: 2.0, 4.0: 3.0}}, 3.0: 2.0, 4.0: 3.0}}, 3.0: {3: {1.0: {4: {1.0: 1.0, 3.0: 1.0, 4.0: 3.0}}, 2.0: {4: {1.0: {1: {1.0: 2.0, 2.0: 1.0, 3.0: 2.0}}, 2.0: 2.0, 3.0: 2.0, 4.0: 3.0}}, 3.0: {4: {1.0: 1.0, 2.0: 2.0}}, 4.0: 3.0}}, 4.0: 3.0}}</text:p>
      <text:p text:style-name="P26">Accuracy 73.0769230769</text:p>
      <text:p text:style-name="P26"></text:p>
      <text:p text:style-name="P26">******Fold No <text:s/><text:span text:style-name="T37">4</text:span> ******</text:p>
      <text:p text:style-name="P26">{4: {1.0: {3: {1.0: {2: {2.0: 1.0, 3.0: 1.0, 4.0: 3.0}}, 2.0: {2: {1.0: 1.0, 2.0: 2.0, 3.0: {1: {1.0: 1.0, 2.0: 1.0, 3.0: 2.0}}, 4.0: 3.0}}, 3.0: 1.0, 4.0: 3.0}}, 2.0: {2: {1.0: {3: {1.0: 1.0, 2.0: 2.0, 3.0: {1: {1.0: 1.0, 2.0: 2.0, 3.0: 1.0}}, 4.0: 3.0}}, 2.0: {3: {1.0: 2.0, 3.0: 2.0, 4.0: 3.0}}, 3.0: {3: {3.0: 2.0, 4.0: 3.0}}, 4.0: 3.0}}, 3.0: {2: {1.0: {3: {1.0: 1.0, 3.0: 1.0, 4.0: 3.0}}, 2.0: {3: {1.0: {1: {1.0: 2.0, 2.0: 1.0, 3.0: 1.0}}, 3.0: 2.0, 4.0: 3.0}}, 3.0: 2.0, 4.0: 3.0}}, 4.0: 3.0}}</text:p>
      <text:p text:style-name="P26">Accuracy 76.9230769231</text:p>
      <text:p text:style-name="P26"></text:p>
      <text:p text:style-name="P26">******Fold No <text:s/><text:span text:style-name="T37">5</text:span> ******</text:p>
      <text:p text:style-name="P26">{4: {1.0: {3: {1.0: {2: {2.0: 1.0, 4.0: 3.0}}, 2.0: {2: {1.0: 1.0, 2.0: 2.0, 3.0: {1: {1.0: 1.0, 2.0: 1.0, 3.0: 2.0}}, 4.0: 3.0}}, 3.0: {2: {1.0: 1.0, 3.0: 1.0, 4.0: 3.0}}, 4.0: 3.0}}, 2.0: {3: {1.0: {2: {1.0: 1.0, 2.0: 2.0}}, 2.0: {2: {1.0: 2.0, 3.0: 2.0, 4.0: 3.0}}, 3.0: {2: {1.0: {1: {1.0: 1.0, 2.0: 2.0, 3.0: 1.0}}, 3.0: 2.0}}, 4.0: 3.0}}, 3.0: {3: {1.0: {2: {1.0: 1.0, 2.0: {1: {1.0: 2.0, 2.0: 1.0, 3.0: 1.0}}, 3.0: 1.0}}, 2.0: {2: {2.0: 2.0, 4.0: 3.0}}, 3.0: 1.0, 4.0: 3.0}}, 4.0: 3.0}}</text:p>
      <text:p text:style-name="P26">Accuracy 65.3846153846</text:p>
      <text:p text:style-name="P26">Average Accuracy= <text:s/>63.07692307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1:40:32.462960922</meta:creation-date>
    <dc:date>2016-04-17T23:19:01.285477764</dc:date>
    <meta:editing-duration>PT10H50M29S</meta:editing-duration>
    <meta:editing-cycles>305</meta:editing-cycles>
    <meta:generator>LibreOffice/4.2.8.2$Linux_X86_64 LibreOffice_project/420m0$Build-2</meta:generator>
    <meta:document-statistic meta:table-count="0" meta:image-count="0" meta:object-count="0" meta:page-count="16" meta:paragraph-count="591" meta:word-count="2104" meta:character-count="16814" meta:non-whitespace-character-count="13613"/>
  </office:meta>
</office:document-meta>
</file>